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Heading_20_1">
      <style:paragraph-properties fo:text-align="justify" style:justify-single-word="false"/>
      <style:text-properties officeooo:rsid="001acf3c" officeooo:paragraph-rsid="001a713d"/>
    </style:style>
    <style:style style:name="P9" style:family="paragraph" style:parent-style-name="Text_20_body">
      <style:paragraph-properties fo:text-align="justify" style:justify-single-word="false"/>
      <style:text-properties officeooo:paragraph-rsid="001a713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rsid="001bb75e" officeooo:paragraph-rsid="001a713d"/>
    </style:style>
    <style:style style:name="P12"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officeooo:rsid="001f3f08"/>
    </style:style>
    <style:style style:name="T3" style:family="text">
      <style:text-properties officeooo:rsid="001ff316"/>
    </style:style>
    <style:style style:name="T4" style:family="text">
      <style:text-properties fo:font-weight="bold" officeooo:rsid="001ff316" style:font-weight-asian="bold" style:font-weight-complex="bold"/>
    </style:style>
    <style:style style:name="T5" style:family="text">
      <style:text-properties fo:font-weight="bold" officeooo:rsid="001bb75e" style:font-weight-asian="bold" style:font-weight-complex="bold"/>
    </style:style>
    <style:style style:name="T6" style:family="text">
      <style:text-properties fo:font-weight="bold" officeooo:rsid="0023831c" style:font-weight-asian="bold" style:font-weight-complex="bold"/>
    </style:style>
    <style:style style:name="T7" style:family="text">
      <style:text-properties officeooo:rsid="002383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2">1</text:span><text:span text:style-name="T7">5</text:span></text:p>
      <text:h text:style-name="P8" text:outline-level="1">Metrics:</text:h>
      <text:p text:style-name="P2">PESI Score: <text:span text:style-name="Strong_20_Emphasis"><text:span text:style-name="T7">104</text:span></text:span> → <text:span text:style-name="Strong_20_Emphasis">Class </text:span><text:span text:style-name="Strong_20_Emphasis"><text:span text:style-name="T7">III</text:span></text:span><text:line-break/>Simplified PESI (sPESI) Score: <text:span text:style-name="Strong_20_Emphasis"><text:span text:style-name="T7">1</text:span></text:span> → <text:span text:style-name="Strong_20_Emphasis">High Risk</text:span><text:line-break/><text:span text:style-name="Strong_20_Emphasis"><text:span text:style-name="T6">Intermediate-low</text:span></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74 years old. According to the PESI score, add the age in years as points.</text:p>
      <text:p text:style-name="Text_20_body">- Points: 74</text:p>
      <text:p text:style-name="Text_20_body">2. Male sex: The patient is male.</text:p>
      <text:p text:style-name="Text_20_body">- Add 10 points.</text:p>
      <text:p text:style-name="Text_20_body">3. Cancer (any type): The patient has no history of cancer.</text:p>
      <text:p text:style-name="Text_20_body">- Add 0 points.</text:p>
      <text:p text:style-name="Text_20_body">4. Chronic heart failure: The patient has no history of heart failure.</text:p>
      <text:p text:style-name="Text_20_body">- Add 0 points.</text:p>
      <text:p text:style-name="Text_20_body">5. Chronic pulmonary disease: The patient has no COPD or chronic cardiopulmonary disease.</text:p>
      <text:p text:style-name="Text_20_body">- Add 0 points.</text:p>
      <text:p text:style-name="Text_20_body">6. Pulse rate ≥ 110 bpm: The patient's heart rate is 110 bpm.</text:p>
      <text:p text:style-name="Text_20_body">- Since it is exactly 110, it meets the criterion (≥110).</text:p>
      <text:p text:style-name="Text_20_body">- Add 20 points.</text:p>
      <text:p text:style-name="Text_20_body">7. Systolic blood pressure &lt; 100 mmHg: The patient's SBP is 132 mmHg.</text:p>
      <text:p text:style-name="Text_20_body">- Add 0 points.</text:p>
      <text:p text:style-name="Text_20_body">8. Respiratory rate &gt; 30 breaths per minute: The patient's respiratory rate is 22.</text:p>
      <text:p text:style-name="Text_20_body">- Add 0 points.</text:p>
      <text:p text:style-name="Text_20_body">9. Temperature &lt; 36ºC: The patient's temperature is 38.4ºC.</text:p>
      <text:p text:style-name="Text_20_body">- Add 0 points.</text:p>
      <text:p text:style-name="Text_20_body">10. Altered mental status: The patient has no altered mental status.</text:p>
      <text:p text:style-name="Text_20_body">- Add 0 points.</text:p>
      <text:p text:style-name="Text_20_body">11. Arterial oxyhaemoglobin saturation &lt; 90%: The patient's oxygen saturation is 98%.</text:p>
      <text:p text:style-name="Text_20_body"><text:soft-page-break/>- Add 0 points.</text:p>
      <text:p text:style-name="Text_20_body"/>
      <text:p text:style-name="Text_20_body">Now, sum all the points:</text:p>
      <text:p text:style-name="Text_20_body">Total PESI score = 74 + 10 + 20 = 104</text:p>
      <text:p text:style-name="Text_20_body">According to the PESI risk strata:</text:p>
      <text:p text:style-name="Text_20_body">PESI value: 104 (III)</text:p>
      <text:p text:style-name="P11"/>
      <text:p text:style-name="P3">sPESI:</text:p>
      <text:p text:style-name="P5">Step-by-step calculation of the sPESI score:</text:p>
      <text:p text:style-name="P1">1. Age &gt; 80 years: The patient is 74 years old, which is not greater than 80, so 0 points.</text:p>
      <text:p text:style-name="Text_20_body">2. Cancer (any type): The patient has no history of cancer, so 0 points.</text:p>
      <text:p text:style-name="Text_20_body">3. Chronic heart failure: The patient has no history of heart failure, so 0 points.</text:p>
      <text:p text:style-name="Text_20_body">4. Chronic pulmonary disease: The patient has no COPD or chronic cardiopulmonary disease, so 0 points.</text:p>
      <text:p text:style-name="Text_20_body">5. Pulse rate ≥ 110 bpm: The patient’s heart rate is 110 bpm, which is equal to 110, so 1 point.</text:p>
      <text:p text:style-name="Text_20_body">6. Systolic blood pressure &lt; 100 mmHg: The patient’s SBP is 132 mmHg, so 0 points.</text:p>
      <text:p text:style-name="Text_20_body">7. Arterial oxyhemoglobin saturation &lt; 90%: The patient’s oxygen saturation is 98%, so 0 points.</text:p>
      <text:p text:style-name="Text_20_body"/>
      <text:p text:style-name="Text_20_body">Summing the points: 0 + 0 + 0 + 0 + 1 + 0 + 0 = 1 point.</text:p>
      <text:p text:style-name="Text_20_body">sPESI value: 1 (High)</text:p>
      <text:p text:style-name="P1"/>
      <text:p text:style-name="P1"/>
      <text:p text:style-name="P5"/>
      <text:p text:style-name="P3">Risk of Early Mortality:</text:p>
      <text:p text:style-name="P6">Step-by-step reasoning to classify the risk of early mortality for this patient with pulmonary embolism:</text:p>
      <text:p text:style-name="P1">1. Haemodynamic instability assessment:</text:p>
      <text:p text:style-name="Text_20_body">- According to the guideline, haemodynamic instability is defined as cardiac arrest, obstructive shock (SBP &lt;90 mmHg or vasopressors needed to maintain SBP &gt;90 mmHg with end-organ hypoperfusion), or persistent hypotension (SBP &lt;90 mmHg or a drop &gt;40 mmHg for &gt;15 min).</text:p>
      <text:p text:style-name="Text_20_body">- Patient’s SBP is 132 mmHg, which is normal and no vasopressors are mentioned.</text:p>
      <text:p text:style-name="Text_20_body">- No information about shock or cardiac arrest.</text:p>
      <text:p text:style-name="Text_20_body">- Therefore, haemodynamic instability is **absent (-)**.</text:p>
      <text:p text:style-name="Text_20_body"><text:soft-page-break/>2. Clinical parameters of PE severity and/or comorbidity: PESI and sPESI</text:p>
      <text:p text:style-name="Text_20_body">- PESI value = 104, which corresponds to PESI Class III.</text:p>
      <text:p text:style-name="Text_20_body">- sPESI value = 1 (≥1).</text:p>
      <text:p text:style-name="Text_20_body">- According to the table, PESI Class III - V or sPESI ≥1 is considered **positive (+)** for clinical parameters of PE severity.</text:p>
      <text:p text:style-name="Text_20_body"/>
      <text:p text:style-name="Text_20_body">3. RV dysfunction on TTE or CTPA</text:p>
      <text:p text:style-name="Text_20_body">- Echocardiography parameters related to RV dysfunction are all "Not Available".</text:p>
      <text:p text:style-name="Text_20_body">- CTPA shows PE confirmed, but RV/LV diameter ratio and contrast reflux are "Not Available".</text:p>
      <text:p text:style-name="Text_20_body">- Since RV dysfunction cannot be confirmed or ruled out due to missing data, we **cannot assume RV dysfunction is positive**.</text:p>
      <text:p text:style-name="Text_20_body">- For safety and accuracy, we must consider RV dysfunction as **unknown** or **not confirmed**.</text:p>
      <text:p text:style-name="Text_20_body">- According to instructions, do not assume negative if data is missing, but since no positive evidence is present, we consider this as **not positive** for classification purposes.</text:p>
      <text:p text:style-name="Text_20_body"/>
      <text:p text:style-name="Text_20_body">4. Elevated cardiac troponin levels</text:p>
      <text:p text:style-name="Text_20_body">- Troponin elevated: "no".</text:p>
      <text:p text:style-name="Text_20_body">- Therefore, cardiac troponin is **negative (-)**.</text:p>
      <text:p text:style-name="Text_20_body"/>
      <text:p text:style-name="Text_20_body">5. Summary of findings:</text:p>
      <text:p text:style-name="Text_20_body">- Haemodynamic instability: No (-)</text:p>
      <text:p text:style-name="Text_20_body">- Clinical parameters (PESI III, sPESI ≥1): Yes (+)</text:p>
      <text:p text:style-name="Text_20_body">- RV dysfunction: Not confirmed (considered negative or unknown, but not positive)</text:p>
      <text:p text:style-name="Text_20_body">- Troponin elevated: No (-)</text:p>
      <text:p text:style-name="Text_20_body"/>
      <text:p text:style-name="Text_20_body">6. Classification according to the table:</text:p>
      <text:p text:style-name="Text_20_body">- High risk requires haemodynamic instability (+) plus clinical parameters (+) plus RV dysfunction (+) plus troponin (+). Not met.</text:p>
      <text:p text:style-name="Text_20_body">- Intermediate-high risk requires haemodynamic instability (-), clinical parameters (+), RV dysfunction (+), and troponin (+). Not met (RV dysfunction and troponin not both positive).</text:p>
      <text:p text:style-name="Text_20_body">- Intermediate-low risk requires haemodynamic instability (-), clinical parameters (+), and one or none of RV dysfunction or troponin positive. This fits the patient’s profile because:</text:p>
      <text:p text:style-name="Text_20_body"><text:tab/>- Haemodynamic instability: No</text:p>
      <text:p text:style-name="Text_20_body"><text:soft-page-break/><text:tab/>- Clinical parameters: Yes</text:p>
      <text:p text:style-name="Text_20_body"><text:tab/>- RV dysfunction: Not positive</text:p>
      <text:p text:style-name="Text_20_body"><text:tab/>- Troponin: Not positive</text:p>
      <text:p text:style-name="Text_20_body">- Low risk requires haemodynamic instability (-), clinical parameters (-), RV dysfunction (-), troponin (-). Not met.</text:p>
      <text:p text:style-name="Text_20_body">Therefore, the patient fits best into the **Intermediate-low risk** category.</text:p>
      <text:p text:style-name="Text_20_body"/>
      <text:p text:style-name="Text_20_body">Risk of Early Mortality level: Intermediate-low</text:p>
      <text:p text:style-name="P3"/>
      <text:p text:style-name="P3">Recommendations:</text:p>
      <text:p text:style-name="P1">- Patient State: </text:p>
      <text:p text:style-name="Text_20_body">74-year-old male patient, weight 91 kg, height 188 cm, confirmed pulmonary embolism (PE) by CTPA. Hemodynamically stable (SBP 132 mmHg, no hypoperfusion, no altered mental status), with intermediate-low early mortality risk based on PESI class III (score 104) and sPESI score 1. No evidence of right ventricular (RV) dysfunction or elevated cardiac biomarkers (troponin and NT-proBNP negative). Renal function preserved (CrCl 124 mL/min). No absolute or relative contraindications to anticoagulation or thrombolysis.</text:p>
      <text:p text:style-name="Text_20_body"/>
      <text:p text:style-name="Text_20_body">- Diagnosis: </text:p>
      <text:p text:style-name="Text_20_body">Confirmed acute pulmonary embolism, intermediate-low risk category, stable patient without signs of RV dysfunction or myocardial injury.</text:p>
      <text:p text:style-name="Text_20_body"/>
      <text:p text:style-name="Text_20_body">- Recommendations:</text:p>
      <text:p text:style-name="Text_20_body">1. Anticoagulation Treatment</text:p>
      <text:p text:style-name="Text_20_body">- Initiate anticoagulation without delay as per guideline Class I, Level C recommendation. </text:p>
      <text:p text:style-name="Text_20_body">- Given preserved renal function and absence of contraindications, start a direct oral anticoagulant (DOAC/NOAC) is preferred over vitamin K antagonists (VKAs). </text:p>
      <text:p text:style-name="Text_20_body">- Recommended options include: </text:p>
      <text:p text:style-name="Text_20_body"><text:tab/>- **Apixaban**: 10 mg orally twice daily for 7 days, followed by 5 mg twice daily <text:tab/>thereafter. </text:p>
      <text:p text:style-name="Text_20_body"><text:tab/>- **Rivaroxaban**: 15 mg orally twice daily for 21 days, then 20 mg once daily. </text:p>
      <text:p text:style-name="Text_20_body"><text:tab/>- Alternatively, if oral anticoagulation is not immediately feasible, initiate parenteral <text:tab/>anticoagulation with weight-adjusted low-molecular-weight heparin (LMWH) or <text:tab/>fondaparinux, then transition to DOAC as above. </text:p>
      <text:p text:style-name="Text_20_body"><text:soft-page-break/>- Avoid unfractionated heparin (UFH) unless clinical circumstances change (e.g., hemodynamic instability or severe renal impairment). </text:p>
      <text:p text:style-name="Text_20_body">- Monitor for bleeding complications, although no bleeding risk factors are currently present.</text:p>
      <text:p text:style-name="Text_20_body">2. Hospitalization and Monitoring </text:p>
      <text:p text:style-name="Text_20_body">- Hospitalize the patient for initial management and monitoring given intermediate-low risk status (PESI III, sPESI 1) and presence of at least one clinical severity indicator. </text:p>
      <text:p text:style-name="Text_20_body">- Although RV dysfunction and elevated biomarkers are absent, hospitalization is recommended to monitor for potential early deterioration, as per guideline Class IIa, Level B. </text:p>
      <text:p text:style-name="Text_20_body">- Continuous clinical monitoring of vital signs and oxygenation is advised during the initial days.</text:p>
      <text:p text:style-name="Text_20_body">3. Further Diagnostic Evaluation</text:p>
      <text:p text:style-name="Text_20_body">- Echocardiographic assessment of RV function is currently unavailable. It is recommended to perform transthoracic echocardiography (TTE) to definitively exclude RV dysfunction, which may influence risk stratification and management. </text:p>
      <text:p text:style-name="Text_20_body">- Repeat cardiac biomarker testing (troponin, NT-proBNP) may be considered if clinical status changes. </text:p>
      <text:p text:style-name="Text_20_body">- If TTE confirms absence of RV dysfunction and biomarkers remain negative, continue current management. </text:p>
      <text:p text:style-name="Text_20_body">- If RV dysfunction or biomarker elevation is detected, reassess risk category and consider closer monitoring or escalation of care.</text:p>
      <text:p text:style-name="Text_20_body">4. Reperfusion Therapy </text:p>
      <text:p text:style-name="Text_20_body">- Routine primary systemic thrombolysis is **not recommended** in intermediate-low risk PE without hemodynamic instability or RV dysfunction (Class III, Level B). </text:p>
      <text:p text:style-name="Text_20_body">- Reserve thrombolytic therapy, surgical embolectomy, or catheter-directed interventions for patients who develop hemodynamic deterioration during hospitalization (Class I, Level B for rescue thrombolysis).</text:p>
      <text:p text:style-name="Text_20_body">5. Precautions and Follow-up</text:p>
      <text:p text:style-name="Text_20_body">- Educate patient and care team about signs of clinical deterioration (hypotension, worsening dyspnea, chest pain). </text:p>
      <text:p text:style-name="Text_20_body">- Plan for outpatient follow-up after stabilization and initiation of oral anticoagulation. </text:p>
      <text:p text:style-name="Text_20_body">- Assess bleeding risk periodically and adjust anticoagulation accordingly.</text:p>
      <text:p text:style-name="Text_20_body"/>
      <text:p text:style-name="Text_20_body">- Summary: </text:p>
      <text:p text:style-name="Text_20_body">This 74-year-old male with confirmed intermediate-low risk PE and stable hemodynamics should receive prompt anticoagulation preferably with a DOAC (apixaban or rivaroxaban) or LMWH/fondaparinux if oral route is not feasible. Hospitalization is warranted for monitoring given intermediate risk status despite absence of RV dysfunction and negative biomarkers. Echocardiographic evaluation of RV function is recommended to refine risk stratification. Routine <text:soft-page-break/>thrombolysis is contraindicated in this setting. Close clinical surveillance is essential to detect any early signs of hemodynamic compromise that would necessitate escalation of therapy.</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2T14:27:23.826000000</dc:date>
    <meta:editing-duration>PT1H52M59S</meta:editing-duration>
    <meta:editing-cycles>9</meta:editing-cycles>
    <meta:generator>LibreOffice/7.6.2.1$Windows_X86_64 LibreOffice_project/56f7684011345957bbf33a7ee678afaf4d2ba333</meta:generator>
    <meta:document-statistic meta:table-count="0" meta:image-count="0" meta:object-count="0" meta:page-count="6" meta:paragraph-count="112" meta:word-count="1370" meta:character-count="8895" meta:non-whitespace-character-count="7606"/>
  </office:meta>
</office:document-meta>
</file>